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084c" officeooo:paragraph-rsid="0014084c"/>
    </style:style>
    <style:style style:name="P2" style:family="paragraph" style:parent-style-name="Standard">
      <style:text-properties officeooo:rsid="0014084c" officeooo:paragraph-rsid="0014084c"/>
    </style:style>
    <style:style style:name="P3" style:family="paragraph" style:parent-style-name="Standard">
      <style:text-properties officeooo:rsid="00188151" officeooo:paragraph-rsid="00188151"/>
    </style:style>
    <style:style style:name="T1" style:family="text">
      <style:text-properties officeooo:rsid="00156c96"/>
    </style:style>
    <style:style style:name="T2" style:family="text">
      <style:text-properties officeooo:rsid="0016086c"/>
    </style:style>
    <style:style style:name="T3" style:family="text">
      <style:text-properties officeooo:rsid="0017a3cf"/>
    </style:style>
    <style:style style:name="T4" style:family="text">
      <style:text-properties officeooo:rsid="001947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 AyD 2015</text:p>
      <text:p text:style-name="P1">Users <text:span text:style-name="T3">story</text:span>:</text:p>
      <text:p text:style-name="P1">“que se peda elegir un nuvel de dificultad”</text:p>
      <text:p text:style-name="P1">“que se pueda jugar como invitado”</text:p>
      <text:p text:style-name="P1">“que el jugador registrado tenga acceso a estadisticas de sus juegos y un ranking general de los usuarios logueados”</text:p>
      <text:p text:style-name="P1">“sume puntaje especial por partidas ganadas consecutivas”</text:p>
      <text:p text:style-name="P1">“incluya modos de juego, por ejemplo: el mejor de 5, el mejor de 3, simple”</text:p>
      <text:p text:style-name="P1">“jugadas con limite de tiempo”</text:p>
      <text:p text:style-name="P1">“opción compartir victoria en Facebook”</text:p>
      <text:p text:style-name="P1">“personalizar el color de fichas y fondo”</text:p>
      <text:p text:style-name="P1">“<text:span text:style-name="T1">en caso de haber mas de usuario de un usuario en linea, dar opciones de copa</text:span>”</text:p>
      <text:p text:style-name="P1">“<text:span text:style-name="T1">posibilidad de jugar mas de una partida a la vez</text:span>”</text:p>
      <text:p text:style-name="P1">“<text:span text:style-name="T1">incluir en las estadisticas partidas ganadas con menos movimientos, mayor numero de victorias conseutivas, <text:s/>victoria en menor tiempo</text:span>”</text:p>
      <text:p text:style-name="P1">“<text:span text:style-name="T1">posibilidad de poner foto de perfil</text:span>”</text:p>
      <text:p text:style-name="P1">“<text:span text:style-name="T1">modificar el avatar del jugador (no necesariamente el username con el que se registro)</text:span>”</text:p>
      <text:p text:style-name="P1">“<text:span text:style-name="T1">que se pueda dar de baja la cuenta</text:span>”</text:p>
      <text:p text:style-name="P1">“<text:span text:style-name="T1">que se pueda cambiar la contraseña</text:span>”</text:p>
      <text:p text:style-name="P1">“<text:span text:style-name="T2">que halla categorías de jugadores (principiante, medio, experto)</text:span>”</text:p>
      <text:p text:style-name="P1">“<text:span text:style-name="T2">que halla logros (medallas)</text:span>”</text:p>
      <text:p text:style-name="P1"/>
      <text:p text:style-name="P3">herramientas </text:p>
      <text:p text:style-name="P3"><text:tab/>*Marven</text:p>
      <text:p text:style-name="P3"><text:tab/>*Schema</text:p>
      <text:p text:style-name="P3"><text:tab/>*ActivJDbc</text:p>
      <text:p text:style-name="P3"><text:tab/>*JUnit<text:span text:style-name="T4">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6:44:27.499067789</meta:creation-date>
    <dc:date>2015-04-10T11:51:28.274748014</dc:date>
    <meta:editing-duration>PT4M51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24" meta:word-count="172" meta:character-count="1066" meta:non-whitespace-character-count="912"/>
  </office:meta>
</office:document-meta>
</file>